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 Length (mm)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B251_Rank1_00009_P7290010_rectified.JPG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73.319" calcext:value-type="float">
            <text:p>73.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1_Rank1_00010_P7290011_rectified.JPG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64.437" calcext:value-type="float">
            <text:p>64.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1_Rank1_00012_P7290013_rectified.JPG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69.891" calcext:value-type="float">
            <text:p>69.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1_Rank2_00005_P7290006_rectified.JPG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61.699" calcext:value-type="float">
            <text:p>61.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1_Rank2_00007_P7290008_rectified.JPG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59.027" calcext:value-type="float">
            <text:p>59.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1_Rank3_00016_P7290017_rectified.JPG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32.722" calcext:value-type="float">
            <text:p>32.7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2_Rank2_00022_P7290023_rectified.JPG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47.133" calcext:value-type="float">
            <text:p>47.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2_Rank2_00023_P7290024_rectified.JPG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49.764" calcext:value-type="float">
            <text:p>49.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2_Rank2_00024_P7290025_rectified.JPG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49.359" calcext:value-type="float">
            <text:p>49.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2_Rank3_00031_P7290032_rectified.JPG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37.951" calcext:value-type="float">
            <text:p>37.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3_Rank1_00038_P7290039_rectified.JPG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68.864" calcext:value-type="float">
            <text:p>68.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3_Rank1_00039_P7290040_rectified.JPG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0.48" calcext:value-type="float">
            <text:p>7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3_Rank2_00043_P7290044_rectified.JPG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52.989" calcext:value-type="float">
            <text:p>52.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4_Rank1_00054_P7290055_rectified.JPG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64.139" calcext:value-type="float">
            <text:p>64.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4_Rank1_00056_P7290057_rectified.JPG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59.418" calcext:value-type="float">
            <text:p>59.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4_Rank2_00050_P7290051_rectified.JPG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53.739" calcext:value-type="float">
            <text:p>53.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4_Rank2_00051_P7290052_rectified.JPG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53.409" calcext:value-type="float">
            <text:p>53.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6_Rank1_00089_P7290090_rectified.JPG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59.874" calcext:value-type="float">
            <text:p>59.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6_Rank1_00090_P7290091_rectified.JPG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65.686" calcext:value-type="float">
            <text:p>65.6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6_Rank1_00090_P7290091_rectified.JPG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63.924" calcext:value-type="float">
            <text:p>63.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6_Rank1_00093_P7290094_rectified.JPG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65.782" calcext:value-type="float">
            <text:p>65.7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6_Rank2_00087_P7290088_rectified.JPG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7.145" calcext:value-type="float">
            <text:p>47.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7_Rank1_00080_P7290081_rectified.JPG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73.593" calcext:value-type="float">
            <text:p>73.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7_Rank2_00071_P7290072_rectified.JPG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53.468" calcext:value-type="float">
            <text:p>53.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7_Rank2_00072_P7290073_rectified.JPG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54.72" calcext:value-type="float">
            <text:p>54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8_Rank1_00098_P7290099_rectified.JPG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43.985" calcext:value-type="float">
            <text:p>43.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8_Rank1_00099_P7290100_rectified.JPG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45.107" calcext:value-type="float">
            <text:p>45.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8_Rank2_00102_P7290103_rectified.JPG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49.53" calcext:value-type="float">
            <text:p>49.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8_Rank2_00103_P7290104_rectified.JPG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43.211" calcext:value-type="float">
            <text:p>43.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9_Rank1_00111_P7290112_rectified.JPG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1.618" calcext:value-type="float">
            <text:p>71.6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9_Rank1_00112_P7290113_rectified.JPG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4.43" calcext:value-type="float">
            <text:p>74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59_Rank2_00108_P7290109_rectified.JPG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55.989" calcext:value-type="float">
            <text:p>55.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0_Rank1_00123_P7290125_rectified.JPG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82.188" calcext:value-type="float">
            <text:p>82.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0_Rank2_00126_P7290128_rectified.JPG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59.404" calcext:value-type="float">
            <text:p>59.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0_Rank2_00127_P7290129_rectified.JPG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61.625" calcext:value-type="float">
            <text:p>61.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0_Rank2_00128_P7290130_rectified.JPG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60.593" calcext:value-type="float">
            <text:p>60.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0_Rank3_00117_P7290119_rectified.JPG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45.33" calcext:value-type="float">
            <text:p>45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0_Rank3_00118_P7290120_rectified.JPG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44.696" calcext:value-type="float">
            <text:p>44.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0_Rank3_00120_P7290122_rectified.JPG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45.611" calcext:value-type="float">
            <text:p>45.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1_Rank1_00139_P7290142_rectified.JPG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0.569" calcext:value-type="float">
            <text:p>70.5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1_Rank2_00137_P7290140_rectified.JPG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58.066" calcext:value-type="float">
            <text:p>58.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1_Rank3_00142_P7290145_rectified.JPG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46.043" calcext:value-type="float">
            <text:p>46.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1_Rank3_00143_P7290146_rectified.JPG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47.955" calcext:value-type="float">
            <text:p>47.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2_Rank1_00150_P7290153_rectified.JPG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74.218" calcext:value-type="float">
            <text:p>74.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2_Rank1_00151_P7290154_rectified.JPG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75.644" calcext:value-type="float">
            <text:p>75.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2_Rank1_00152_P7290155_rectified.JPG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74.18" calcext:value-type="float">
            <text:p>74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2_Rank2_00156_P7290159_rectified.JPG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43.223" calcext:value-type="float">
            <text:p>43.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3_Rank1_00165_P7290168_rectified.JPG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80.804" calcext:value-type="float">
            <text:p>80.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3_Rank2_00161_P7290164_rectified.JPG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60.67" calcext:value-type="float">
            <text:p>60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3_Rank2_00162_P7290165_rectified.JPG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60.839" calcext:value-type="float">
            <text:p>60.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3_Rank3_00173_P7290176_rectified.JPG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47.556" calcext:value-type="float">
            <text:p>47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3_Rank4_00169_P7290172_rectified.JPG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32.327" calcext:value-type="float">
            <text:p>32.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3_Rank4_00170_P7290173_rectified.JPG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35.163" calcext:value-type="float">
            <text:p>35.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4_Rank1_00178_P7290181_rectified.JPG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59.713" calcext:value-type="float">
            <text:p>59.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4_Rank1_00179_P7290182_rectified.JPG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59.748" calcext:value-type="float">
            <text:p>59.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4_Rank2_00181_P7290184_rectified.JPG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50.11" calcext:value-type="float">
            <text:p>50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4_Rank2_00182_P7290185_rectified.JPG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47.626" calcext:value-type="float">
            <text:p>47.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4_Rank3_00186_P7290189_rectified.JPG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29.495" calcext:value-type="float">
            <text:p>29.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4_Rank3_00187_P7290190_rectified.JPG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29.208" calcext:value-type="float">
            <text:p>29.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5_Rank1_00193_P7290196_rectified.JPG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67.55" calcext:value-type="float">
            <text:p>6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5_Rank1_00194_P7290197_rectified.JPG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72.279" calcext:value-type="float">
            <text:p>72.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5_Rank1_00195_P7290198_rectified.JPG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75.223" calcext:value-type="float">
            <text:p>75.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5_Rank1_00196_P7290199_rectified.JPG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74.65" calcext:value-type="float">
            <text:p>74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5_Rank2_00202_P7290206_rectified.JPG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56.234" calcext:value-type="float">
            <text:p>56.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5_Rank3_00205_P7290209_rectified.JPG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28.705" calcext:value-type="float">
            <text:p>28.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5_Rank3_00208_P7290212_rectified.JPG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30.325" calcext:value-type="float">
            <text:p>30.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6_Rank1_00216_P7290220_rectified.JPG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80.786" calcext:value-type="float">
            <text:p>80.7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6_Rank1_00217_P7290221_rectified.JPG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81.916" calcext:value-type="float">
            <text:p>81.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6_Rank1_00219_P7290223_rectified.JPG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78.79" calcext:value-type="float">
            <text:p>78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6_Rank2_00213_P7290217_rectified.JPG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54.725" calcext:value-type="float">
            <text:p>54.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6_Rank2_00214_P7290218_rectified.JPG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61.742" calcext:value-type="float">
            <text:p>61.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6_Rank3_00222_P7290226_rectified.JPG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33.52" calcext:value-type="float">
            <text:p>33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6_Rank3_00223_P7290227_rectified.JPG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32.326" calcext:value-type="float">
            <text:p>32.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7_Rank1_00231_P7290235_rectified.JPG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59.645" calcext:value-type="float">
            <text:p>59.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7_Rank1_00232_P7290236_rectified.JPG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65.603" calcext:value-type="float">
            <text:p>65.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7_Rank2_00228_P7290232_rectified.JPG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40.449" calcext:value-type="float">
            <text:p>40.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7_Rank2_00229_P7290233_rectified.JPG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40.794" calcext:value-type="float">
            <text:p>40.7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8_Rank1_00242_P7290246_rectified.JPG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86.667" calcext:value-type="float">
            <text:p>86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8_Rank1_00243_P7290247_rectified.JPG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87.748" calcext:value-type="float">
            <text:p>87.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8_Rank2_00237_P7290241_rectified.JPG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63.693" calcext:value-type="float">
            <text:p>63.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68_Rank3_00246_P7290250_rectified.JPG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35.099" calcext:value-type="float">
            <text:p>35.0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0_Rank2_00277_P7290282_rectified.JPG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65.366" calcext:value-type="float">
            <text:p>65.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0_Rank3_00284_P7290289_rectified.JPG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44.498" calcext:value-type="float">
            <text:p>44.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1_Rank1_00297_P7290302_rectified.JPG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1_Rank1_00298_P7290303_rectified.JPG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74.61" calcext:value-type="float">
            <text:p>74.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1_Rank2_00291_P7290296_rectified.JPG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60.951" calcext:value-type="float">
            <text:p>60.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1_Rank2_00292_P7290297_rectified.JPG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60.279" calcext:value-type="float">
            <text:p>60.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1_Rank3_00294_P7290299_rectified.JPG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31.575" calcext:value-type="float">
            <text:p>31.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1_Rank3_00295_P7290300_rectified.JPG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31.337" calcext:value-type="float">
            <text:p>31.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2_Rank1_00310_P7290315_rectified.JPG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78.577" calcext:value-type="float">
            <text:p>78.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2_Rank1_00311_P7290316_rectified.JPG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76.756" calcext:value-type="float">
            <text:p>76.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2_Rank2_00306_P7290311_rectified.JPG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35.885" calcext:value-type="float">
            <text:p>35.8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2_Rank2_00307_P7290312_rectified.JPG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34.262" calcext:value-type="float">
            <text:p>34.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3_Rank2_00317_P7290322_rectified.JPG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53.316" calcext:value-type="float">
            <text:p>53.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3_Rank2_00318_P7290323_rectified.JPG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54.424" calcext:value-type="float">
            <text:p>54.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3_Rank2_00319_P7290324_rectified.JPG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53.912" calcext:value-type="float">
            <text:p>53.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4_Rank1_00339_P7290344_rectified.JPG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74.848" calcext:value-type="float">
            <text:p>74.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4_Rank2_00333_P7290338_rectified.JPG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58.99" calcext:value-type="float">
            <text:p>58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4_Rank2_00334_P7290339_rectified.JPG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60.43" calcext:value-type="float">
            <text:p>60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4_Rank2_00335_P7290340_rectified.JPG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59.708" calcext:value-type="float">
            <text:p>59.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4_Rank2_00336_P7290341_rectified.JPG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61.557" calcext:value-type="float">
            <text:p>61.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4_Rank3_00330_P7290335_rectified.JPG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7.956" calcext:value-type="float">
            <text:p>37.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5_Rank1_00370_P7290375_rectified.JPG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63.295" calcext:value-type="float">
            <text:p>63.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5_Rank1_00372_P7290377_rectified.JPG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67.019" calcext:value-type="float">
            <text:p>67.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275_Rank1_00374_P7290379_rectified.JPG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66.752" calcext:value-type="float">
            <text:p>66.752</text:p>
          </table:table-cell>
          <table:table-cell table:number-columns-repeated="1020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itz Francisco</meta:initial-creator>
    <meta:creation-date>2024-08-01T13:46:33.149025445</meta:creation-date>
    <dc:date>2024-08-05T17:46:22.624737761</dc:date>
    <dc:creator>Fritz Francisco</dc:creator>
    <meta:editing-duration>PT10H54M18S</meta:editing-duration>
    <meta:editing-cycles>98</meta:editing-cycles>
    <meta:generator>LibreOffice/7.3.7.2$Linux_X86_64 LibreOffice_project/30$Build-2</meta:generator>
    <meta:document-statistic meta:table-count="1" meta:cell-count="424" meta:object-count="0"/>
  </office:meta>
</office:document-meta>
</file>